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LAB 7</text:span><text:span text:style-name="T3"/></text:p>
      <text:p text:style-name="P3"><text:span text:style-name="T3"/></text:p>
      <text:p text:style-name="P3"><text:span text:style-name="T4">Paging Technique Of Memory Management</text:span></text:p>
      <text:p text:style-name="P3"><text:span text:style-name="T5"/></text:p>
      <text:p text:style-name="P3"><text:span text:style-name="T5">#include&lt;stdio.h&gt;</text:span></text:p>
      <text:p text:style-name="P3"><text:span text:style-name="T5">#define MAX 50</text:span></text:p>
      <text:p text:style-name="P3"><text:span text:style-name="T5">int main()</text:span></text:p>
      <text:p text:style-name="P3"><text:span text:style-name="T5">{</text:span></text:p>
      <text:p text:style-name="P3"><text:span text:style-name="T5">int page[MAX],i,n,f,ps,off,pno;</text:span></text:p>
      <text:p text:style-name="P3"><text:span text:style-name="T5">int choice=0;</text:span></text:p>
      <text:p text:style-name="P3"><text:span text:style-name="T5">printf("\nEnter the no of<text:s text:c="2"/>pages in memory: ");</text:span></text:p>
      <text:p text:style-name="P3"><text:span text:style-name="T5">scanf("%d",&amp;n);</text:span></text:p>
      <text:p text:style-name="P3"><text:span text:style-name="T5">printf("\nEnter page size: ");</text:span></text:p>
      <text:p text:style-name="P3"><text:span text:style-name="T5">scanf("%d",&amp;ps);</text:span></text:p>
      <text:p text:style-name="P3"><text:span text:style-name="T5">printf("\nEnter no of frames: ");</text:span></text:p>
      <text:p text:style-name="P3"><text:span text:style-name="T5">scanf("%d",&amp;f);</text:span></text:p>
      <text:p text:style-name="P3"><text:span text:style-name="T5">for(i=0;i&lt;n;i++)</text:span></text:p>
      <text:p text:style-name="P3"><text:span text:style-name="T5">page[i]=-1;</text:span></text:p>
      <text:p text:style-name="P3"><text:span text:style-name="T5">printf("\nEnter the page table\n");</text:span></text:p>
      <text:p text:style-name="P3"><text:span text:style-name="T5">printf("(Enter frame no as -1 if that page is not present in any frame)\n\n");</text:span></text:p>
      <text:p text:style-name="P3"><text:span text:style-name="T5">printf("\nPageNo\tFrameNo\n-------\t-------");</text:span></text:p>
      <text:p text:style-name="P3"><text:span text:style-name="T5">for(i=0;i&lt;n;i++)</text:span></text:p>
      <text:p text:style-name="P3"><text:span text:style-name="T5">{</text:span></text:p>
      <text:p text:style-name="P3"><text:span text:style-name="T5">printf("\n\n%d\t",i);</text:span></text:p>
      <text:p text:style-name="P3"><text:span text:style-name="T5">scanf("%d",&amp;page[i]);</text:span></text:p>
      <text:p text:style-name="P3"><text:span text:style-name="T5">}</text:span></text:p>
      <text:p text:style-name="P3"><text:span text:style-name="T5">do</text:span></text:p>
      <text:p text:style-name="P3"><text:span text:style-name="T5">{</text:span></text:p>
      <text:p text:style-name="P3"><text:span text:style-name="T5">printf("\n\nEnter the logical address(i.e,page no &amp; offset):");</text:span></text:p>
      <text:p text:style-name="P3"><text:span text:style-name="T5">scanf("%d%d",&amp;pno,&amp;off);</text:span></text:p>
      <text:p text:style-name="P3"><text:span text:style-name="T5">if(page[pno]==-1)</text:span></text:p>
      <text:p text:style-name="P3"><text:span text:style-name="T5">printf("\n\nThe required page is not available in any of frames");</text:span></text:p>
      <text:p text:style-name="P3"><text:span text:style-name="T5">else</text:span></text:p>
      <text:p text:style-name="P3"><text:span text:style-name="T5">printf("\n\nPhysical address(i.e,frame no &amp; offset):%d,%d",page[pno],off);</text:span></text:p>
      <text:p text:style-name="P3"><text:span text:style-name="T5">printf("\nDo you want to continue(1/0)?:");</text:span></text:p>
      <text:p text:style-name="P3"><text:span text:style-name="T5">scanf("%d",&amp;choice);</text:span></text:p>
      <text:p text:style-name="P3"><text:span text:style-name="T5">}while(choice==1);</text:span></text:p>
      <text:p text:style-name="P3"><text:span text:style-name="T5">return 1;</text:span></text:p>
      <text:p text:style-name="P3"><text:span text:style-name="T5">}</text:span></text:p>
      <text:p text:style-name="P3"><text:span text:style-name="T5"/></text:p>
      <text:p text:style-name="P3"><text:span text:style-name="T5"/></text:p>
      <text:p text:style-name="P3"><draw:frame text:anchor-type="as-char" svg:width="139.17mm" svg:height="182.56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